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oduct backlog</text:span></text:p>
      <text:p text:style-name="Standard"><text:line-break/><text:line-break/><text:span text:style-name="T1">Proyecto:</text:span> Laberinto<text:line-break/><text:line-break/><text:span text:style-name="T1">Características:</text:span><text:line-break/><text:line-break/>-Generación de un laberinto cuadrado de n*n. Donde n es el número de columnas y será definido por el usuario.<text:line-break/>-Posibilidad de recorrer el laberinto a través de las flechas del teclado para encontrar la solución.<text:line-break/>-Posibilidad de resolver el laberinto automáticamente por parte del algoritmo, graficando la solución.</text:p>
      <text:p text:style-name="Standard"/>
      <text:p text:style-name="P2">Bugs:</text:p>
      <text:p text:style-name="P2"/>
      <text:p text:style-name="P2">-<text:span text:style-name="T4">El laberinto generado en las primeras instancias de desarrollo, no siempre presentaba la heterogeneidad suficiente como para ser desafiante.</text:span></text:p>
      <text:p text:style-name="P2"><text:span text:style-name="T4">-El algoritmo solucionador no siempre encontraba la solución.<text:line-break/>-El algoritmo solucionador no indicaba los caminos erróneos.</text:span></text:p>
      <text:p text:style-name="P2"><text:span text:style-name="T4">-Al llegar al final del laberinto, la partida no finalizaba.</text:span></text:p>
      <text:p text:style-name="P2"><text:span text:style-name="T4">-Al moverse a lo largo del laberinto, la pantalla no refrescaba apropiadamente, por lo que quedaba el rastro del jugador en las zonas por donde había pasado.</text:span></text:p>
      <text:p text:style-name="P2"><text:span text:style-name="T4"/></text:p>
      <text:p text:style-name="P2">Technical Work:</text:p>
      <text:p text:style-name="P2"/>
      <text:p text:style-name="P2">-<text:span text:style-name="T4">Verificar y actualizar los sistemas operativos de los equipos a utilizar.<text:line-break/>-Instalar los entornos de desarrollo y librerías necesarias.<text:line-break/>-Instalar y configurar la máquina virtual de Linux para realizar pruebas de compatibilidad.</text:span></text:p>
      <text:p text:style-name="P2"><text:span text:style-name="T4"/></text:p>
      <text:p text:style-name="P2">Knowledge acquisition:</text:p>
      <text:p text:style-name="P2"/>
      <text:p text:style-name="P2">-<text:span text:style-name="T4">Investigación y comparación de lenguaje de programación a utilizar.<text:line-break/>-Investigación y comparación de librerías a utilizar.</text:span></text:p>
      <text:p text:style-name="P2"><text:span text:style-name="T4">-Búsqueda de algoritmos de generación de laberintos eficientes.</text:span></text:p>
      <text:p text:style-name="P2"><text:span text:style-name="T4">-Búsqueda y elección de algoritmos de solución de laberintos.</text:span></text:p>
      <text:p text:style-name="P2"><text:span text:style-name="T4">-Investigación sobre el desarrollo y compatibilidad en Sistemas Operativos Linux.</text:span></text:p>
      <text:p text:style-name="P2"><text:span text:style-name="T4"/></text:p>
      <text:p text:style-name="P2"><text:span text:style-name="T4"/></text:p>
      <text:p text:style-name="P2"/>
      <text:p text:style-name="P2"><text:span text:style-name="T4"/></text:p>
      <text:p text:style-name="P3"><text:span text:style-name="T2">Planificación</text:span></text:p>
      <text:p text:style-name="P3"><text:span text:style-name="T2"/></text:p>
      <text:p text:style-name="P4"><text:span text:style-name="T2">La planificación se llevó a cabo en varias etapas</text:span></text:p>
      <text:p text:style-name="P3"><text:span text:style-name="T2"/></text:p>
      <text:list xml:id="list1348190623273632767" text:style-name="L1">
        <text:list-item>
          <text:p text:style-name="P7">Se evaluaron desarrollos y algoritmos disponibles en la web hasta el momento, con la finalidad tanto de adquirir conocimientos como de establecer qué tipo de programa resultaría más eficiente a la hora de desarrollarlo y controlarlo.</text:p>
        </text:list-item>
        <text:list-item>
          <text:p text:style-name="P7">Se determinaron las funcionalidades y objetivos a lograr con el programa (interfaz de usuario, <text:soft-page-break/>generación y solución).</text:p>
        </text:list-item>
        <text:list-item>
          <text:p text:style-name="P7">Se elaboró un plan de acción, es decir, se asignó a cada miembro del equipo una tarea a desarrollar en un plazo determinado y se fijaron los objetivos finales.</text:p>
        </text:list-item>
        <text:list-item>
          <text:p text:style-name="P7">Se verificó que cada miembro del grupo contase con los recursos necesarios para desarrollar y probar la aplicación.</text:p>
        </text:list-item>
        <text:list-item>
          <text:p text:style-name="P7">Se ejecutó la aplicación tanto en Windows como en Linux para depurarla.</text:p>
        </text:list-item>
        <text:list-item>
          <text:p text:style-name="P7">Se corrigieron los errores encontrados durante las pruebas y se actualizó el repositorio con la versión final del programa (este item se retroalimenta con el anterior).</text:p>
        </text:list-item>
      </text:list>
      <text:p text:style-name="P6"/>
      <text:p text:style-name="P5"><text:span text:style-name="T2">Reuniones</text:span></text:p>
      <text:p text:style-name="P5"><text:span text:style-name="T2"/></text:p>
      <text:p text:style-name="P6">Durante la planeación, desarrollo y control del programa, se realizaron 3 reuniones. Además, se dispuso de un grupo de Whatsapp para mantener el contacto y resolver dudas o inquietudes inmediatas.<text:line-break/><text:line-break/>-8/04/18: Organización del proyecto, recopilación de información y asignación de recursos y tareas.</text:p>
      <text:p text:style-name="P6">-20/05/18: Puesta en común y fijación de objetivos finales.</text:p>
      <text:p text:style-name="P6">-10/06/18: Pruebas finales, corrección de errores y puesta a punto. Organización de tareas de documentación.</text:p>
      <text:p text:style-name="P6"/>
      <text:p text:style-name="P6"/>
      <text:p text:style-name="P6"/>
      <text:p text:style-name="P4"><text:span text:style-name="T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rnan Escalante</meta:initial-creator>
    <meta:creation-date>2018-06-13T15:01:27.31</meta:creation-date>
    <meta:document-statistic meta:table-count="0" meta:image-count="0" meta:object-count="0" meta:page-count="2" meta:paragraph-count="26" meta:word-count="428" meta:character-count="2857"/>
    <dc:date>2018-06-13T15:32:28.46</dc:date>
    <dc:creator>Hernan Escalante</dc:creator>
    <meta:editing-duration>PT24S</meta:editing-duration>
    <meta:editing-cycles>1</meta:editing-cycles>
    <meta:generator>OpenOffice/4.1.5$Win32 OpenOffice.org_project/415m1$Build-9789</meta:generator>
  </office:meta>
</office:document-meta>
</file>